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480000004812BDE6D57C93B503.png" manifest:media-type="image/png"/>
  <manifest:file-entry manifest:full-path="Pictures/100002010000080000000163B5EFA4E4D4AA81B3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color="#161616" style:font-name="Arial" fo:font-size="12pt" fo:font-weight="bold" fo:background-color="#ffd966" style:font-name-asian="Arial1" style:font-size-asian="12pt" style:font-weight-asian="bold" style:font-name-complex="Arial1" style:font-size-complex="12pt"/>
    </style:style>
    <style:style style:name="P2" style:family="paragraph" style:parent-style-name="Standard">
      <style:paragraph-properties fo:line-height="115%"/>
      <style:text-properties fo:color="#161616" style:font-name="Arial" fo:font-size="12pt" style:font-name-asian="Arial1" style:font-size-asian="12pt" style:font-name-complex="Arial1" style:font-size-complex="12pt" fo:background-color="#ffffff"/>
    </style:style>
    <style:style style:name="P3" style:family="paragraph" style:parent-style-name="Standard">
      <style:text-properties fo:font-style="italic" style:font-style-asian="italic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9">
      <style:paragraph-properties fo:margin-left="0.5in" fo:margin-right="0in" fo:line-height="115%" fo:text-indent="-0.25in" style:auto-text-indent="false"/>
    </style:style>
    <style:style style:name="P8" style:family="paragraph" style:parent-style-name="Standard" style:list-style-name="WWNum13">
      <style:paragraph-properties fo:margin-left="0.5in" fo:margin-right="0in" fo:line-height="115%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20" style:family="paragraph" style:parent-style-name="Standard" style:list-style-name="WWNum8">
      <style:paragraph-properties fo:margin-left="0.5in" fo:margin-right="0in" fo:margin-top="0in" fo:margin-bottom="0in" loext:contextual-spacing="false" fo:text-indent="-0.25in" style:auto-text-indent="false"/>
    </style:style>
    <style:style style:name="P21" style:family="paragraph" style:parent-style-name="Standard">
      <style:paragraph-properties fo:margin-left="0in" fo:margin-right="0in" fo:line-height="115%" fo:text-indent="0in" style:auto-text-indent="false"/>
    </style:style>
    <style:style style:name="P22" style:family="paragraph" style:parent-style-name="Standard">
      <style:paragraph-properties fo:margin-left="0.5in" fo:margin-right="0in" fo:line-height="115%" fo:text-indent="0in" style:auto-text-indent="false"/>
      <style:text-properties fo:color="#161616" style:font-name="Arial" fo:font-size="12pt" fo:font-weight="bold" style:font-name-asian="Arial1" style:font-size-asian="12pt" style:font-weight-asian="bold" style:font-name-complex="Arial1" style:font-size-complex="12pt" fo:background-color="#ffffff"/>
    </style:style>
    <style:style style:name="P23" style:family="paragraph" style:parent-style-name="Standard">
      <style:paragraph-properties fo:margin-left="-1in" fo:margin-right="0in" fo:text-indent="0in" style:auto-text-indent="false"/>
    </style:style>
    <style:style style:name="P24" style:family="paragraph" style:parent-style-name="Heading_20_3">
      <style:paragraph-properties fo:line-height="115%"/>
    </style:style>
    <style:style style:name="P25" style:family="paragraph" style:parent-style-name="Heading_20_3" style:list-style-name="WWNum8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Heading_20_2">
      <style:paragraph-properties fo:line-height="115%"/>
    </style:style>
    <style:style style:name="P27" style:family="paragraph" style:parent-style-name="Title" style:master-page-name="First_20_Page">
      <style:paragraph-properties style:page-number="1"/>
    </style:style>
    <style:style style:name="T1" style:family="text">
      <style:text-properties style:font-name="Roboto" fo:font-size="24pt" fo:font-weight="bold" fo:background-color="#feed9b" loext:char-shading-value="0" style:font-name-asian="Roboto1" style:font-size-asian="24pt" style:font-weight-asian="bold" style:font-name-complex="Roboto1" style:font-size-complex="24pt"/>
    </style:style>
    <style:style style:name="T2" style:family="text">
      <style:text-properties style:font-name="Roboto" fo:font-size="24pt" fo:background-color="#feed9b" loext:char-shading-value="0" style:font-name-asian="Roboto1" style:font-size-asian="24pt" style:font-name-complex="Roboto1" style:font-size-complex="24pt"/>
    </style:style>
    <style:style style:name="T3" style:family="text">
      <style:text-properties style:font-name="Roboto" fo:font-size="24pt" fo:font-style="italic" fo:font-weight="bold" fo:background-color="#feed9b" loext:char-shading-value="0" style:font-name-asian="Roboto1" style:font-size-asian="24pt" style:font-style-asian="italic" style:font-weight-asian="bold" style:font-name-complex="Roboto1" style:font-size-complex="24pt"/>
    </style:style>
    <style:style style:name="T4" style:family="text">
      <style:text-properties style:font-name="Roboto" fo:font-size="18pt" fo:background-color="#aecaf6" loext:char-shading-value="0" style:font-name-asian="Roboto1" style:font-size-asian="18pt" style:font-name-complex="Roboto1" style:font-size-complex="18pt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font-style="italic" fo:font-weight="bold" style:font-style-asian="italic" style:font-weight-asian="bold"/>
    </style:style>
    <style:style style:name="T8" style:family="text">
      <style:text-properties fo:font-style="italic" fo:font-weight="bold" fo:background-color="#fadce5" loext:char-shading-value="0" style:font-style-asian="italic" style:font-weight-asian="bold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11" style:family="text">
      <style:text-properties fo:font-style="italic" style:text-underline-style="solid" style:text-underline-width="auto" style:text-underline-color="font-color" fo:font-weight="bold" fo:background-color="#fadce5" loext:char-shading-value="0" style:font-style-asian="italic" style:font-weight-asian="bold"/>
    </style:style>
    <style:style style:name="T12" style:family="text">
      <style:text-properties fo:font-style="italic" style:text-underline-style="solid" style:text-underline-width="auto" style:text-underline-color="font-color" style:font-style-asian="italic"/>
    </style:style>
    <style:style style:name="T13" style:family="text">
      <style:text-properties fo:color="#161616" style:font-name="Arial" fo:font-size="12pt" style:font-name-asian="Arial1" style:font-size-asian="12pt" style:font-name-complex="Arial1" style:font-size-complex="12pt" fo:background-color="#ffffff"/>
    </style:style>
    <style:style style:name="T14" style:family="text">
      <style:text-properties fo:color="#161616" style:font-name="Arial" fo:font-size="12pt" fo:font-weight="bold" fo:background-color="#d9d2e9" loext:char-shading-value="0" style:font-name-asian="Arial1" style:font-size-asian="12pt" style:font-weight-asian="bold" style:font-name-complex="Arial1" style:font-size-complex="12pt"/>
    </style:style>
    <style:style style:name="T15" style:family="text">
      <style:text-properties fo:color="#161616" style:font-name="Arial" fo:font-size="12pt" fo:font-weight="bold" fo:background-color="#ffd966" loext:char-shading-value="0" style:font-name-asian="Arial1" style:font-size-asian="12pt" style:font-weight-asian="bold" style:font-name-complex="Arial1" style:font-size-complex="12pt"/>
    </style:style>
    <style:style style:name="T16" style:family="text">
      <style:text-properties fo:color="#161616" style:font-name="Arial" fo:font-size="12pt" fo:font-weight="bold" style:font-name-asian="Arial1" style:font-size-asian="12pt" style:font-weight-asian="bold" style:font-name-complex="Arial1" style:font-size-complex="12pt" fo:background-color="#ffffff"/>
    </style:style>
    <style:style style:name="T17" style:family="text">
      <style:text-properties fo:font-weight="bold" style:font-weight-asian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fo:color="#000000" style:text-underline-style="solid" style:text-underline-width="auto" style:text-underline-color="font-color" fo:background-color="#fadce5" loext:char-shading-value="0"/>
    </style:style>
    <style:style style:name="T21" style:family="text">
      <style:text-properties fo:color="#000000" fo:background-color="#fadce5" loext:char-shading-value="0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_34vnvou3t3xk"/></text:p>
      <text:p text:style-name="Title"><text:bookmark text:name="_or97qlax6iih"/><text:span text:style-name="T1">Clase </text:span>1</text:p>
      <text:p text:style-name="Title"><text:bookmark text:name="_gvei8vno26ji"/>Introducción a la cursada</text:p>
      <text:p text:style-name="Heading_20_1"><text:bookmark text:name="_8nuarep2kemu"/><text:span text:style-name="T4">¿Qué vamos a ver hoy?</text:span></text:p>
      <text:p text:style-name="Standard">Vamos a conocernos un poco entre nosotros. Veremos un pantallazo de las herramientas digitales que vamos a estar utilizando en la cursada y vamos a hacer un punteo por el cronograma.</text:p>
      <text:p text:style-name="Heading_20_1"><text:bookmark text:name="_7697te60cti6"/>Slack</text:p>
      <text:p text:style-name="Heading_20_4"><text:bookmark text:name="_3zpw898p5xhk"/><text:a xlink:type="simple" xlink:href="https://drive.google.com/file/d/1ok7xcRTq67wJvOmccU-BAYO39VCXt7qU/view?usp=sharing" text:style-name="ListLabel_20_118" text:visited-style-name="ListLabel_20_118"><text:span text:style-name="T5">Link a Instructivo: Cómo ingresar a Slack desde la invitación</text:span></text:a></text:p>
      <text:p text:style-name="Heading_20_4"><text:bookmark text:name="_faa5m4ds3pn7"/><text:a xlink:type="simple" xlink:href="https://drive.google.com/file/d/1dSYZMkO1T3DoTkIz9IFrWv7CMBkwVg4t/view?usp=sharing" text:style-name="ListLabel_20_119" text:visited-style-name="ListLabel_20_119">Link a Instructivo: Cómo ingresar a Slack desde el link</text:a></text:p>
      <text:p text:style-name="Standard"/>
      <text:p text:style-name="Heading_20_1"><text:bookmark text:name="_u9ymipz2lt0y"/>Información de la cursada</text:p>
      <text:p text:style-name="Standard">La cursada consistirá en 4 Módulos + 1 Bonus</text:p>
      <text:p text:style-name="Heading_20_2"><text:bookmark text:name="_uiz1r4ra31tl"/>Extensión</text:p>
      <text:p text:style-name="Standard">20 clases de 2 Hs</text:p>
      <text:p text:style-name="Heading_20_2"><text:bookmark text:name="_572n1n66122i"/>Días y Horario</text:p>
      <text:p text:style-name="Standard">Martes y Viernes a las 18 a 20 hs (Argentina)</text:p>
      <text:p text:style-name="Standard"/>
      <text:p text:style-name="Heading_20_2"><text:bookmark text:name="_ym1oanlduf60"/>Lista de diferencia Zona Horaria</text:p>
      <text:list xml:id="list877685969" text:style-name="WWNum11">
        <text:list-item>
          <text:p text:style-name="P5">Chile 18:00 hs</text:p>
        </text:list-item>
        <text:list-item>
          <text:p text:style-name="P5">Colombia 16:00 hs</text:p>
        </text:list-item>
        <text:list-item>
          <text:p text:style-name="P5">Costa Rica 15:00 hs</text:p>
        </text:list-item>
        <text:list-item>
          <text:p text:style-name="P5"><text:soft-page-break/>Ecuador 16:00 hs</text:p>
        </text:list-item>
        <text:list-item>
          <text:p text:style-name="P5">México 16:00 hs</text:p>
        </text:list-item>
        <text:list-item>
          <text:p text:style-name="P5">Panamá 16:00 hs</text:p>
        </text:list-item>
        <text:list-item>
          <text:p text:style-name="P5">Paraguay 17:00 hs</text:p>
        </text:list-item>
        <text:list-item>
          <text:p text:style-name="P5">Perú 16:00 hs </text:p>
        </text:list-item>
        <text:list-item>
          <text:p text:style-name="P5">Uruguay 18:00 hs</text:p>
        </text:list-item>
      </text:list>
      <text:p text:style-name="Standard"/>
      <text:p text:style-name="Standard"><text:span text:style-name="T7">En caso de encontrarse en otro lugar </text:span><text:span text:style-name="T9">les dejo el link de un convertidor de zona horaria: </text:span></text:p>
      <text:p text:style-name="Standard"><draw:frame draw:style-name="fr1" draw:name="image2.png" text:anchor-type="as-char" svg:width="0.1945in" svg:height="0.1945in" draw:z-index="0"><draw:image xlink:href="Pictures/10000201000000480000004812BDE6D57C93B503.png" xlink:type="simple" xlink:show="embed" xlink:actuate="onLoad" loext:mime-type="image/png"/><svg:desc>🔗</svg:desc></draw:frame><text:a xlink:type="simple" xlink:href="https://dayspedia.com/converter/?mc=4418&amp;t=1664312455" text:style-name="ListLabel_20_118" text:visited-style-name="ListLabel_20_118"><text:span text:style-name="T5"><text:s/>Convertidor online gratuito</text:span></text:a></text:p>
      <text:p text:style-name="Heading_20_2"><text:bookmark text:name="_g7gbwqpy11u6"/>Inicio</text:p>
      <text:p text:style-name="Standard">Martes 27 de Septiembre </text:p>
      <text:p text:style-name="Heading_20_2"><text:bookmark text:name="_y8c0z7pxr6kd"/>Finalización</text:p>
      <text:p text:style-name="Standard">Martes 9 de Diciembre</text:p>
      <text:p text:style-name="Standard"/>
      <text:p text:style-name="Heading_20_1"><text:bookmark text:name="_ocw2mybgn1sq"/>Plan de estudio</text:p>
      <text:p text:style-name="Heading_20_2"><text:bookmark text:name="_k6a5h0j4wfam"/>Módulo 1</text:p>
      <text:p text:style-name="Heading_20_3"><text:bookmark text:name="_q8gsjlh88tue"/>Clase 1: Introducción</text:p>
      <text:list xml:id="list3678120807" text:style-name="WWNum9">
        <text:list-item>
          <text:p text:style-name="P6">Presentandonos</text:p>
        </text:list-item>
        <text:list-item>
          <text:p text:style-name="P6">Plataformas que usaremos en la cursada</text:p>
        </text:list-item>
        <text:list-item>
          <text:p text:style-name="P6">Cronograma </text:p>
        </text:list-item>
        <text:list-item>
          <text:p text:style-name="P6">Pautas de convivencia</text:p>
        </text:list-item>
      </text:list>
      <text:p text:style-name="Heading_20_3"><text:bookmark text:name="_tjt267xwoaes"/><text:soft-page-break/>Clase 2: De dónde venimos y hacia dónde vamos</text:p>
      <text:list xml:id="list145347472797083" text:continue-numbering="true" text:style-name="WWNum9">
        <text:list-item>
          <text:p text:style-name="P6">Intro al UX Design</text:p>
        </text:list-item>
        <text:list-item>
          <text:p text:style-name="P6">Diseño centrado en las personas y accesibilidad</text:p>
        </text:list-item>
        <text:list-item>
          <text:p text:style-name="P6">Intro Design Thinking</text:p>
        </text:list-item>
        <text:list-item>
          <text:p text:style-name="P6">Kanban / Trello</text:p>
        </text:list-item>
        <text:list-item>
          <text:p text:style-name="P6">Empatizar y Definir</text:p>
        </text:list-item>
      </text:list>
      <text:p text:style-name="Standard"/>
      <text:p text:style-name="Heading_20_3"><text:bookmark text:name="_t2aoos7c740g"/>Clase 3: Introducción prototipado y accesibilidad <text:s/></text:p>
      <text:list xml:id="list145348300897182" text:continue-numbering="true" text:style-name="WWNum9">
        <text:list-item>
          <text:p text:style-name="P6">Principios de accesibilidad y heurística</text:p>
        </text:list-item>
        <text:list-item>
          <text:p text:style-name="P6">Ideando, llegando al prototipo</text:p>
        </text:list-item>
        <text:list-item>
          <text:p text:style-name="P6">Tipos de prototipos</text:p>
        </text:list-item>
        <text:list-item>
          <text:p text:style-name="P6">Intro Figma</text:p>
        </text:list-item>
      </text:list>
      <text:p text:style-name="Heading_20_3"><text:bookmark text:name="_2y65eszeed3p"/>Clase 4: Qué es la accesibilidad Web </text:p>
      <text:list xml:id="list145347935166248" text:continue-numbering="true" text:style-name="WWNum9">
        <text:list-item>
          <text:p text:style-name="P6">Discapacidad y la tecnología</text:p>
        </text:list-item>
        <text:list-item>
          <text:p text:style-name="P6">La accesibilidad es para todos</text:p>
        </text:list-item>
        <text:list-item>
          <text:p text:style-name="P6">Impacto de la accesibilidad en el diseño</text:p>
        </text:list-item>
        <text:list-item>
          <text:p text:style-name="P6">Tecnología de asistencia vs tecnología adaptativa</text:p>
        </text:list-item>
        <text:list-item>
          <text:p text:style-name="P6">Accesibilidad y presupuesto</text:p>
        </text:list-item>
        <text:list-item>
          <text:p text:style-name="P6">La empatía y la importancia en nuestra vida</text:p>
        </text:list-item>
      </text:list>
      <text:p text:style-name="Heading_20_3"><text:bookmark text:name="_imzj1pnydvwl"/>Clase 5: Conceptos Básicos de diseño y accesibilidad</text:p>
      <text:list xml:id="list145346867723361" text:continue-numbering="true" text:style-name="WWNum9">
        <text:list-item>
          <text:p text:style-name="P6">Discapacidades visuales y enfermedades que afectan la visión</text:p>
        </text:list-item>
        <text:list-item>
          <text:p text:style-name="P6"><text:soft-page-break/>Tipografía y accesibilidad</text:p>
        </text:list-item>
        <text:list-item>
          <text:p text:style-name="P6">Paleta de colores y accesibilidad</text:p>
        </text:list-item>
        <text:list-item>
          <text:p text:style-name="P6">Contraste y accesibilidad</text:p>
        </text:list-item>
        <text:list-item>
          <text:p text:style-name="P6">Gestalt, por qué tener en cuenta</text:p>
        </text:list-item>
        <text:list-item>
          <text:p text:style-name="P6">Estructuras y accesibilidad</text:p>
        </text:list-item>
      </text:list>
      <text:p text:style-name="Heading_20_1"><text:bookmark text:name="_3vfa0mcqcbet"/>Primer Autoevaluación</text:p>
      <text:p text:style-name="Heading_20_2"><text:bookmark text:name="_46qqliinq0hr"/>Módulo 2</text:p>
      <text:p text:style-name="Heading_20_3"><text:bookmark text:name="_6j63gmfljsc7"/>Clase 6: Accesibilidad web 101</text:p>
      <text:list xml:id="list145346990805012" text:continue-numbering="true" text:style-name="WWNum9">
        <text:list-item>
          <text:p text:style-name="P6">Objetivo global</text:p>
        </text:list-item>
        <text:list-item>
          <text:p text:style-name="P6">Origenes W3C-WAI-WCAG 2.0 / 2.1 / 2.2</text:p>
        </text:list-item>
        <text:list-item>
          <text:p text:style-name="P6">Organización de las WCAG</text:p>
        </text:list-item>
        <text:list-item>
          <text:p text:style-name="P6">Conociendo la base: Las cuatro pautas centrales</text:p>
        </text:list-item>
        <text:list-item>
          <text:p text:style-name="P6"><text:s/>Directrices Básicas</text:p>
        </text:list-item>
        <text:list-item>
          <text:p text:style-name="P6">Criterios de conformidad</text:p>
        </text:list-item>
        <text:list-item>
          <text:p text:style-name="P6">Técnicas y errores</text:p>
        </text:list-item>
      </text:list>
      <text:p text:style-name="Heading_20_3"><text:bookmark text:name="_drxvfcd83xkr"/>Clase 7: <text:s/>Marco legal y Normativo de la accesibilidad web</text:p>
      <text:list xml:id="list145347073052308" text:continue-numbering="true" text:style-name="WWNum9">
        <text:list-item>
          <text:p text:style-name="P6">Marco legal en Argentina</text:p>
        </text:list-item>
        <text:list-item>
          <text:p text:style-name="P6">Marco legal en Latino América</text:p>
        </text:list-item>
        <text:list-item>
          <text:p text:style-name="P6">Marco legal en USA</text:p>
        </text:list-item>
        <text:list-item>
          <text:p text:style-name="P6">Marco legal en Europa</text:p>
        </text:list-item>
        <text:list-item>
          <text:p text:style-name="P6">La accesibilidad del sitio web y la reputación de marca</text:p>
        </text:list-item>
        <text:list-item>
          <text:p text:style-name="P6"><text:soft-page-break/>Diferencias entre la accesibilidad legal y la accesibilidad real Testimonios</text:p>
        </text:list-item>
      </text:list>
      <text:p text:style-name="Standard"/>
      <text:p text:style-name="Heading_20_1"><text:bookmark text:name="_g635jeyd5qor"/>Segunda Autoevaluación</text:p>
      <text:p text:style-name="Heading_20_2"><text:bookmark text:name="_18q00917dolt"/>Módulo 3</text:p>
      <text:p text:style-name="Heading_20_3"><text:bookmark text:name="_ctrbr6g7npri"/>Clase 8: <text:s/>QA Testing y Testeo de accesibilidad</text:p>
      <text:list xml:id="list145348642460093" text:continue-numbering="true" text:style-name="WWNum9">
        <text:list-item>
          <text:p text:style-name="P6">¿Qué es el QA (Testing Manual)?</text:p>
        </text:list-item>
        <text:list-item>
          <text:p text:style-name="P6">Testing y accesibilidad web</text:p>
        </text:list-item>
        <text:list-item>
          <text:p text:style-name="P6">Bug / Errores / Issue conceptos básico</text:p>
        </text:list-item>
        <text:list-item>
          <text:p text:style-name="P6">Tipos de Testing</text:p>
        </text:list-item>
        <text:list-item>
          <text:p text:style-name="P6">Testeos Funcionales / No funcionales</text:p>
        </text:list-item>
        <text:list-item>
          <text:p text:style-name="P6">Testeo de accesibilidad</text:p>
        </text:list-item>
        <text:list-item>
          <text:p text:style-name="P6">Tecnologías Asistivas</text:p>
        </text:list-item>
        <text:list-item>
          <text:p text:style-name="P6">Metodologías de Testing</text:p>
        </text:list-item>
      </text:list>
      <text:p text:style-name="Heading_20_3"><text:bookmark text:name="_jdbjpq5b37fd"/>Clase 9: <text:s/>La automatización como complemento del testing manual</text:p>
      <text:list xml:id="list145348046056853" text:continue-numbering="true" text:style-name="WWNum9">
        <text:list-item>
          <text:p text:style-name="P6">Plug-ins / Add-on / Extensión</text:p>
        </text:list-item>
        <text:list-item>
          <text:p text:style-name="P6">Chrome + Plug-ins </text:p>
        </text:list-item>
        <text:list-item>
          <text:p text:style-name="P6">Comprobación automática</text:p>
        </text:list-item>
        <text:list-item>
          <text:p text:style-name="P6">AXE</text:p>
        </text:list-item>
        <text:list-item>
          <text:p text:style-name="P6">Comprobación manual</text:p>
        </text:list-item>
        <text:list-item>
          <text:p text:style-name="P6">Color Contrast Analyser (CCA)</text:p>
        </text:list-item>
        <text:list-item>
          <text:p text:style-name="P6">NVDA / JAWS (Pago) </text:p>
        </text:list-item>
      </text:list>
      <text:p text:style-name="Heading_20_3"><text:bookmark text:name="_l2krg7fv4e4b"/><text:soft-page-break/>Clase 10: <text:s/>Construyendo desde la base: Testeando desde el UI</text:p>
      <text:list xml:id="list145347403483373" text:continue-numbering="true" text:style-name="WWNum9">
        <text:list-item>
          <text:p text:style-name="P6">Figma + Plug-ins</text:p>
        </text:list-item>
        <text:list-item>
          <text:p text:style-name="P6">Testeo Manual UI de nuestra landing en figma </text:p>
        </text:list-item>
        <text:list-item>
          <text:p text:style-name="P6">Base de foco general</text:p>
        </text:list-item>
        <text:list-item>
          <text:p text:style-name="P6">Familiarización con el testeo web a través de Figma</text:p>
        </text:list-item>
        <text:list-item>
          <text:p text:style-name="P6">Bonus de Transición (ADDE / AXE)</text:p>
        </text:list-item>
      </text:list>
      <text:p text:style-name="Heading_20_3"><text:bookmark text:name="_w7djwdfvqwld"/>Clase 11: <text:s/>Testeo Manual</text:p>
      <text:list xml:id="list145348763882275" text:continue-numbering="true" text:style-name="WWNum9">
        <text:list-item>
          <text:p text:style-name="P6">Prueba de accesibilidad del teclado y tecnologías asistidas</text:p>
        </text:list-item>
        <text:list-item>
          <text:p text:style-name="P6">CCA (Color Contrast Analyser)</text:p>
        </text:list-item>
        <text:list-item>
          <text:p text:style-name="P6">Trabajo en conjunto: análisis de mi sitio web</text:p>
        </text:list-item>
        <text:list-item>
          <text:p text:style-name="P6">Entrega página para TP final</text:p>
        </text:list-item>
      </text:list>
      <text:p text:style-name="Heading_20_3"><text:bookmark text:name="_bs1o40w4aeq"/>Clase 12: <text:s/>Check-list contenido básico</text:p>
      <text:list xml:id="list145347694379300" text:continue-numbering="true" text:style-name="WWNum9">
        <text:list-item>
          <text:p text:style-name="P6">Listas de verificación basadas en contenido</text:p>
        </text:list-item>
        <text:list-item>
          <text:p text:style-name="P6">Trabajo en análisis de mi sitio web</text:p>
        </text:list-item>
      </text:list>
      <text:p text:style-name="Heading_20_1"><text:bookmark text:name="_cffidyrtw1cz"/>Tercera Autoevaluación</text:p>
      <text:p text:style-name="Heading_20_3"><text:bookmark text:name="_a6c0pol8u1p4"/>Clase 13: <text:s/>Introducción al código y la accesibilidad</text:p>
      <text:list xml:id="list145348351254010" text:continue-numbering="true" text:style-name="WWNum9">
        <text:list-item>
          <text:p text:style-name="P6">Código y accesibilidad</text:p>
        </text:list-item>
        <text:list-item>
          <text:p text:style-name="P6">Lenguajes que atraviesan la accesibilidad </text:p>
        </text:list-item>
        <text:list-item>
          <text:p text:style-name="P6">Qué sector se encarga de armar el código que analizamos</text:p>
        </text:list-item>
        <text:list-item>
          <text:p text:style-name="P6">Estructuras básicas que se necesitan para accesibilidad</text:p>
        </text:list-item>
        <text:list-item>
          <text:p text:style-name="P6">ARIA y la importancia del código</text:p>
        </text:list-item>
        <text:list-item>
          <text:p text:style-name="P6"><text:soft-page-break/>Errores comunes de código y cómo afectan el acceso a la información y el uso de las páginas.</text:p>
        </text:list-item>
        <text:list-item>
          <text:p text:style-name="P7"><text:span text:style-name="T13">AXE / WAVE</text:span></text:p>
        </text:list-item>
      </text:list>
      <text:p text:style-name="P21"/>
      <text:p text:style-name="P24"><text:bookmark text:name="_2umye7hpf7w2"/>Clase 14: Testeo web Automático </text:p>
      <text:list xml:id="list1728851035" text:style-name="WWNum6">
        <text:list-item>
          <text:p text:style-name="P9">Conociendo el alcance de los testeos automáticos</text:p>
        </text:list-item>
        <text:list-item>
          <text:p text:style-name="P9">Limitación del testeo automático</text:p>
        </text:list-item>
        <text:list-item>
          <text:p text:style-name="P9">Ejecución de testeo automático de accesibilidad</text:p>
        </text:list-item>
        <text:list-item>
          <text:p text:style-name="P9">Falsos positivos / Falsos Negativos</text:p>
        </text:list-item>
        <text:list-item>
          <text:p text:style-name="P9">Interacción en vivo con WAVE y AXE</text:p>
        </text:list-item>
      </text:list>
      <text:p text:style-name="P1"/>
      <text:p text:style-name="P2"/>
      <text:p text:style-name="P24"><text:bookmark text:name="_31acz1h7q8qx"/>Clase 15: Reporte de error vs reporte accesibilidad </text:p>
      <text:list xml:id="list2888901309" text:style-name="WWNum2">
        <text:list-item>
          <text:p text:style-name="P10">Qué es un reporte y para qué sirve?</text:p>
        </text:list-item>
      </text:list>
      <text:list xml:id="list2845908456" text:style-name="WWNum1">
        <text:list-item>
          <text:p text:style-name="P11">Características de un reporte</text:p>
        </text:list-item>
        <text:list-item>
          <text:p text:style-name="P11">Datos que debe tener un reporte de error</text:p>
        </text:list-item>
        <text:list-item>
          <text:p text:style-name="P11">Diferencia entre Reporte de Error y Reporte de Accesibilidad <text:s/></text:p>
        </text:list-item>
        <text:list-item>
          <text:p text:style-name="P11">Datos que debe tener un Reporte de Accesibilidad </text:p>
        </text:list-item>
        <text:list-item>
          <text:p text:style-name="P11">Modelos de reporte</text:p>
        </text:list-item>
      </text:list>
      <text:list xml:id="list1306085263" text:style-name="WWNum4">
        <text:list-item>
          <text:p text:style-name="P12">Website Accessibility Checklist </text:p>
        </text:list-item>
        <text:list-item>
          <text:p text:style-name="P12">Ayudandonos: Tags de referencia w3.org</text:p>
        </text:list-item>
      </text:list>
      <text:p text:style-name="P24"><text:bookmark text:name="_a2w2anntqd4k"/>Clase 16: Reporte de Trabajo Final</text:p>
      <text:list xml:id="list145348623643940" text:continue-numbering="true" text:style-name="WWNum4">
        <text:list-item>
          <text:p text:style-name="P12"><text:soft-page-break/>Se continúa con actividad conjunta clase 15 (Desarrollo de reporte sitio)</text:p>
        </text:list-item>
        <text:list-item>
          <text:p text:style-name="P12">Generar cuenta en Jira </text:p>
        </text:list-item>
      </text:list>
      <text:p text:style-name="P26"><text:bookmark text:name="_ms0s2nqdggbx"/>Modulo 5 : Bonus</text:p>
      <text:p text:style-name="P24"><text:bookmark text:name="_z1246f5euyrf"/>Clase 17: Introducción a las Metodologías Ágiles</text:p>
      <text:list xml:id="list3168819928" text:style-name="WWNum12">
        <text:list-item>
          <text:p text:style-name="P13">Recordemos qué son las Metodologías ágiles</text:p>
        </text:list-item>
        <text:list-item>
          <text:p text:style-name="P13">Scrum </text:p>
        </text:list-item>
        <text:list-item>
          <text:p text:style-name="P13">Roles en el equipo de trabajo</text:p>
        </text:list-item>
      </text:list>
      <text:list xml:id="list1022370679" text:style-name="WWNum13">
        <text:list-item>
          <text:p text:style-name="P14">Product Backlog</text:p>
        </text:list-item>
        <text:list-item>
          <text:p text:style-name="P14">Sprint Backlog</text:p>
        </text:list-item>
        <text:list-item>
          <text:p text:style-name="P14">Sprint Planning</text:p>
        </text:list-item>
        <text:list-item>
          <text:p text:style-name="P14">Daily</text:p>
        </text:list-item>
        <text:list-item>
          <text:p text:style-name="P14">Sprint Review</text:p>
        </text:list-item>
        <text:list-item>
          <text:p text:style-name="P14">Rol del tester en equipos ágiles</text:p>
        </text:list-item>
        <text:list-item>
          <text:p text:style-name="P14">Plan de Pruebas</text:p>
        </text:list-item>
        <text:list-item>
          <text:p text:style-name="P14">JIRA otra manera de documentar</text:p>
        </text:list-item>
      </text:list>
      <text:p text:style-name="P24"><text:bookmark text:name="_2nxdc9enqxvn"/>Clase 18: JIRA y nuestra documentación</text:p>
      <text:list xml:id="list3194465182" text:style-name="WWNum5">
        <text:list-item>
          <text:p text:style-name="P15">Retomamos el ejercicio de la clase pasada </text:p>
        </text:list-item>
        <text:list-item>
          <text:p text:style-name="P15">Jira y documentación</text:p>
        </text:list-item>
        <text:list-item>
          <text:p text:style-name="P15">Continuamos con el testeo en vivo de las páginas elegidas para el proyecto final.</text:p>
        </text:list-item>
      </text:list>
      <text:p text:style-name="P24"><text:bookmark text:name="_i4b4deads7xo"/>Clase 19: Dudas + Revisión de proyectos</text:p>
      <text:list xml:id="list2731629769" text:style-name="WWNum3">
        <text:list-item>
          <text:p text:style-name="P16">Puesta en común de dudas enviadas por Slack </text:p>
        </text:list-item>
        <text:list-item>
          <text:p text:style-name="P16"><text:soft-page-break/>Tarea: Trabajar en entrega Final</text:p>
        </text:list-item>
      </text:list>
      <text:list xml:id="list3852481883" text:style-name="WWNum10">
        <text:list-item>
          <text:p text:style-name="P17">Recordatorio de pautas de entrega final, modalidad y fechas.</text:p>
        </text:list-item>
      </text:list>
      <text:p text:style-name="P24"><text:bookmark text:name="_up6jcy40y8to"/>Clase 20: Conclusión + Cierre</text:p>
      <text:list xml:id="list145347476468084" text:continue-list="list1022370679" text:style-name="WWNum13">
        <text:list-item>
          <text:p text:style-name="P8"><text:span text:style-name="T16">Termometro curso ANÓNIMO</text:span></text:p>
        </text:list-item>
      </text:list>
      <text:p text:style-name="P22"/>
      <text:p text:style-name="Heading_20_1"><text:bookmark text:name="_vs4rgxiylpd5"/>Modo de evaluación</text:p>
      <text:p text:style-name="Heading_20_2"><text:bookmark text:name="_pu57f723upi8"/>Autoevaluación</text:p>
      <text:list xml:id="list3881814502" text:style-name="WWNum7">
        <text:list-item>
          <text:p text:style-name="P18">Durante la cursada se realizarán <text:span text:style-name="T10">3 evaluaciones multiple choice niveladoras</text:span><text:span text:style-name="T17"> </text:span>que ayudarán a reforzar el contenido visto. </text:p>
        </text:list-item>
        <text:list-item>
          <text:p text:style-name="P18">Vas a poder ayudarte con el material complementario.</text:p>
        </text:list-item>
        <text:list-item>
          <text:p text:style-name="P18">Sus resultados son orientativos para que puedas releer o consultar sobre algún punto que no hayas entendido. </text:p>
        </text:list-item>
        <text:list-item>
          <text:p text:style-name="P18"><text:span text:style-name="T10">No tienen fecha de entrega. </text:span></text:p>
        </text:list-item>
      </text:list>
      <text:p text:style-name="Heading_20_2"><text:bookmark text:name="_aw2hqr7xw65h"/>Trabajo Final Obligatorio</text:p>
      <text:list xml:id="list1097534738" text:style-name="WWNum8">
        <text:list-item>
          <text:p text:style-name="P19">Informe de testeo de accesibilidad web.</text:p>
        </text:list-item>
        <text:list-item>
          <text:p text:style-name="P19">Régimen de calificación: Aprobado / Desaprobado.</text:p>
        </text:list-item>
        <text:list-item>
          <text:p text:style-name="P20"><text:span text:style-name="T11">Necesario para obtener la certificación del curso.</text:span></text:p>
        </text:list-item>
        <text:list-item>
          <text:p text:style-name="P25"><text:bookmark text:name="_8a7u2xwydm8n"/>Fecha de entrega final: 1 al 9 de Diciembre.</text:p>
        </text:list-item>
        <text:list-item>
          <text:p text:style-name="P19"><text:span text:style-name="T9">Devolución dentro de los 15 días a partir de fecha de entrega.</text:span></text:p>
        </text:list-item>
      </text:list>
      <text:p text:style-name="P3"/>
      <text:p text:style-name="Heading_20_1"><text:bookmark text:name="_1sa85a5kjuuo"/>Trello</text:p>
      <text:p text:style-name="Standard"><text:a xlink:type="simple" xlink:href="https://docs.google.com/document/d/1IDK6vYf1Yoq7dxIP6hI5730KH9eaiYcYWS1CFFWt5YY/edit?usp=sharing" text:style-name="ListLabel_20_118" text:visited-style-name="ListLabel_20_118"><text:span text:style-name="T5">Trello instructivo instalación + Tutorial</text:span></text:a></text:p>
      <text:p text:style-name="Standard"/>
      <text:p text:style-name="Heading_20_1"><text:bookmark text:name="_c2gty9qvgyhz"/><text:soft-page-break/>Figma</text:p>
      <text:p text:style-name="Standard"><text:a xlink:type="simple" xlink:href="https://docs.google.com/document/d/1fSKE20UdunF1ks7VCA-2o0UqQXpGR2Is2OxDKER2mKk/edit?usp=sharing" text:style-name="ListLabel_20_118" text:visited-style-name="ListLabel_20_118"><text:span text:style-name="T5">Figma instructivo crear cuenta educativa + Tutorial</text:span></text:a></text:p>
      <text:p text:style-name="Standard">Para dar este puntapié inicial quiero traer una palabra que va a ser la que nos va a servir de guía durante todo nuestro proceso: </text:p>
      <text:p text:style-name="P4"/>
      <text:p text:style-name="Heading_20_2"><text:bookmark text:name="_detinfhkwo26"/>Empatía </text:p>
      <text:p text:style-name="P4"/>
      <text:p text:style-name="Standard"><text:span text:style-name="T12">Busco la definición que me resuena y la comparto:</text:span></text:p>
      <text:p text:style-name="P4"/>
      <text:p text:style-name="Standard"><text:span text:style-name="T9">“La empatía es la</text:span><text:span text:style-name="T12"> intención</text:span><text:span text:style-name="T9"> de comprender los sentimientos y emociones, </text:span><text:span text:style-name="T12">intentando</text:span><text:span text:style-name="T9"> experimentar de forma objetiva y racional lo que siente otro individuo”</text:span></text:p>
      <text:p text:style-name="P4"/>
      <text:p text:style-name="Standard">En algunas<text:span text:style-name="T18"> </text:span><text:span text:style-name="T19">definiciones lo ven como una habilidad</text:span>, no una intención. ¿En la tuya también?</text:p>
      <text:p text:style-name="Standard"/>
      <text:p text:style-name="Standard"><text:span text:style-name="T19">La habilidad</text:span> es la capacidad para desempeñar de manera correcta y con facilidad una tarea o actividad determinada. </text:p>
      <text:p text:style-name="Standard"/>
      <text:p text:style-name="Standard">Si tomamos la definición que vimos recién donde se la enmarca en una “intención” <text:span text:style-name="T9">¿Creés que anula el verla como una habilidad o no es excluyente?</text:span></text:p>
      <text:p text:style-name="Heading_20_3"><text:bookmark text:name="_6006vi3fe8n9"/><text:span text:style-name="T20">Dato</text:span><text:span text:style-name="T21">: A la hora de armar un cv es de gran valor colocar un sector de soft skills y dentro de este la empatía juega un rol importante desde el plano vincular y la comunicación con el equipo de trabajo. </text:span></text:p>
      <text:p text:style-name="Standard"/>
      <text:p text:style-name="Title"><text:bookmark text:name="_7o0ke4n8lflw"/>Material para profundizar</text:p>
      <text:p text:style-name="Standard">Creo que una de las cosas más difíciles es generar buenos hábitos, así que hoy solo voy a recomendarte el libro <text:span text:style-name="T17">“Hábitos Atómicos”</text:span>. Tal vez te ayude a estructurar esta nueva aventura o una futura! <text:span text:style-name="T12">No es material obligatorio</text:span></text:p>
      <text:p text:style-name="Heading_20_2"><text:bookmark text:name="_xa8yi2d1ppn4"/>Hábitos Atómicos</text:p>
      <text:p text:style-name="Heading_20_4"><text:bookmark text:name="_8ul5mpwdymou"/><text:a xlink:type="simple" xlink:href="https://youtu.be/9BdtGjoIN4EDescarg" text:style-name="ListLabel_20_118" text:visited-style-name="ListLabel_20_118"><text:span text:style-name="T5">Link descarga del libro Hábitos Atómicos en PDF</text:span></text:a></text:p>
      <text:p text:style-name="Heading_20_4"><text:bookmark text:name="_z3rt723nz9en"/><text:soft-page-break/><text:a xlink:type="simple" xlink:href="https://open.spotify.com/episode/6nk1LGFOnM0lgRD6C5Kzjd?si=1026f120cfdb4b60" text:style-name="ListLabel_20_118" text:visited-style-name="ListLabel_20_118"><text:span text:style-name="T5">Link Spotify para escuchar Hábitos Atómicos 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Roboto" fo:font-size="14pt" fo:language="en" fo:country="none" style:letter-kerning="false" style:font-name-asian="Roboto1" style:font-size-asian="14pt" style:language-asian="zh" style:country-asian="CN" style:font-name-complex="Roboto1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Roboto" fo:font-size="14pt" fo:language="en" fo:country="none" style:letter-kerning="false" style:font-name-asian="Roboto1" style:font-size-asian="14pt" style:language-asian="zh" style:country-asian="CN" style:font-name-complex="Roboto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fo:font-weight="bold" fo:background-color="#aecaf6" style:font-size-asian="20pt" style:font-weight-asian="bold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bold" fo:background-color="#fdc3b3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tyle="italic" fo:font-weight="bold" fo:background-color="#c0ebd8" style:font-style-asian="italic" style:font-weight-asian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1155cc" style:text-underline-style="solid" style:text-underline-width="auto" style:text-underline-color="font-color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style:font-name="Roboto" fo:font-family="Roboto" style:font-family-generic="roman" style:font-pitch="variable" fo:font-size="24pt" fo:font-style="italic" fo:font-weight="bold" fo:background-color="#feed9b" style:font-name-asian="Roboto1" style:font-family-asian="Roboto" style:font-family-generic-asian="system" style:font-pitch-asian="variable" style:font-size-asian="24pt" style:font-style-asian="italic" style:font-weight-asian="bold" style:font-name-complex="Roboto1" style:font-family-complex="Roboto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 fo:font-weight="bold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" fo:font-family="Arial" style:font-family-generic="roman" style:font-pitch="variable" fo:font-size="12pt" style:text-underline-style="none" fo:font-weight="bold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9" style:display-name="ListLabel 11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-1in" fo:margin-right="0in" fo:text-indent="0in" style:auto-text-indent="fals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1"><draw:frame draw:style-name="Mfr1" draw:name="image1.png" text:anchor-type="as-char" svg:width="8.5307in" svg:height="1.4744in" draw:z-index="0"><draw:image xlink:href="Pictures/100002010000080000000163B5EFA4E4D4AA81B3.png" xlink:type="simple" xlink:show="embed" xlink:actuate="onLoad" loext:mime-type="image/png"/><svg:desc>Material complementario</svg:desc></draw:frame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1" meta:paragraph-count="191" meta:word-count="1280" meta:character-count="7225" meta:non-whitespace-character-count="6219"/>
    <meta:generator>LibreOfficeDev/6.0.5.2$Linux_X86_64 LibreOffice_project/</meta:generator>
  </office:meta>
</office:document-meta>
</file>